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B2000002D4DB639888.png" manifest:media-type="image/png"/>
  <manifest:file-entry manifest:full-path="Pictures/1000347F0000765900007C228D208E4C.svg" manifest:media-type="image/svg+xml"/>
  <manifest:file-entry manifest:full-path="Pictures/10000201000002FD0000024C6A99B88C.png" manifest:media-type="image/png"/>
  <manifest:file-entry manifest:full-path="Pictures/1000189400004F1200003CBE094F6B8C.svg" manifest:media-type="image/svg+xml"/>
  <manifest:file-entry manifest:full-path="Pictures/100002010000013700000082858FF61C.png" manifest:media-type="image/png"/>
  <manifest:file-entry manifest:full-path="Pictures/10000F3E0000201900000D68C2DFE11F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10.524cm" svg:x="1.399cm" svg:y="5.742cm" presentation:class="graphic">
          <draw:image xlink:href="Pictures/10000F3E0000201900000D68C2DFE11F.svg" xlink:type="simple" xlink:show="embed" xlink:actuate="onLoad">
            <text:p/>
          </draw:image>
          <draw:image xlink:href="Pictures/100002010000013700000082858FF6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2" draw:layer="layout" svg:width="25.199cm" svg:height="3.506cm" svg:x="1.401cm" svg:y="8.747cm" presentation:class="title" presentation:user-transformed="true">
          <draw:text-box>
            <text:p>Comparison to other version control system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entral VCS</text:p>
          </draw:text-box>
        </draw:frame>
        <draw:frame draw:style-name="gr1" draw:text-style-name="P1" draw:layer="layout" svg:width="15.855cm" svg:height="12.18cm" svg:x="6.071cm" svg:y="4.914cm" presentation:class="graphic">
          <draw:image xlink:href="Pictures/1000189400004F1200003CBE094F6B8C.svg" xlink:type="simple" xlink:show="embed" xlink:actuate="onLoad">
            <text:p/>
          </draw:image>
          <draw:image xlink:href="Pictures/10000201000002FD0000024C6A99B88C.png" xlink:type="simple" xlink:show="embed" xlink:actuate="onLoad"/>
          <svg:title>Git</svg:titl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ed VCS</text:p>
          </draw:text-box>
        </draw:frame>
        <draw:frame draw:style-name="gr1" draw:text-style-name="P1" draw:layer="layout" svg:width="11.612cm" svg:height="12.18cm" svg:x="8.193cm" svg:y="4.914cm" presentation:class="graphic">
          <draw:image xlink:href="Pictures/1000347F0000765900007C228D208E4C.svg" xlink:type="simple" xlink:show="embed" xlink:actuate="onLoad">
            <text:p/>
          </draw:image>
          <draw:image xlink:href="Pictures/10000201000002B2000002D4DB639888.png" xlink:type="simple" xlink:show="embed" xlink:actuate="onLoad"/>
          <svg:title>Git</svg:titl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vantages of DVCS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need to be connected to some central repository</text:p>
              </text:list-item>
              <text:list-item>
                <text:p>Local changes to repository do not affect other participants</text:p>
              </text:list-item>
              <text:list-item>
                <text:p>Every participant has a backup automatically</text:p>
              </text:list-item>
              <text:list-item>
                <text:p>Better performance without need of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8.747cm" presentation:class="title" presentation:user-transformed="true">
          <draw:text-box>
            <text:p>Working with Gi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 princip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xml:id="id1" text:id="id1">All operations are done on the "current" branch</text:p>
              </text:list-item>
              <text:list-item>
                <text:p xml:id="id2" text:id="id2">Most operations should be done with a clean working directory</text:p>
              </text:list-item>
              <text:list-item>
                <text:p xml:id="id3" text:id="id3">As long as you did not publish your commits to a central one, you can change almost all of them</text:p>
                <text:list>
                  <text:list-item>
                    <text:p xml:id="id4" text:id="id4">Change the order of the commits</text:p>
                  </text:list-item>
                  <text:list-item>
                    <text:p xml:id="id5" text:id="id5">Split or combine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6M49S</meta:editing-duration>
    <meta:editing-cycles>4</meta:editing-cycles>
    <meta:generator>LibreOffice/4.3.6.2$Windows_x86 LibreOffice_project/d50a87b2e514536ed401c18000dad4660b6a169e</meta:generator>
    <dc:date>2017-11-13T18:16:47.867000000</dc:date>
    <meta:document-statistic meta:object-count="51"/>
  </office:meta>
</office:document-meta>
</file>